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AccessTest.stubbedMockShouldWorkAsUsu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AccessTest.shouldAllowStubbedMockReferenceAcce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